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officeooo:rsid="00165a77" officeooo:paragraph-rsid="00165a77" style:font-size-asian="14pt" style:font-size-complex="14pt"/>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officeooo:rsid="00165a77" officeooo:paragraph-rsid="00165a77" style:font-size-asian="14pt" style:font-size-complex="14pt"/>
    </style:style>
    <style:style style:name="P3" style:family="paragraph" style:parent-style-name="Standard">
      <style:text-properties fo:font-size="14pt" style:text-underline-style="none" officeooo:rsid="00165a77" officeooo:paragraph-rsid="00165a77" style:font-size-asian="14pt" style:font-size-complex="14pt"/>
    </style:style>
    <style:style style:name="P4" style:family="paragraph" style:parent-style-name="Standard">
      <style:paragraph-properties fo:text-align="center" style:justify-single-word="false"/>
      <style:text-properties fo:font-size="14pt" style:text-underline-style="none" officeooo:rsid="00165a77" officeooo:paragraph-rsid="00165a77" style:font-size-asian="14pt" style:font-size-complex="14pt"/>
    </style:style>
    <style:style style:name="P5" style:family="paragraph" style:parent-style-name="Standard">
      <style:paragraph-properties fo:text-align="start" style:justify-single-word="false"/>
      <style:text-properties fo:font-size="14pt" style:text-underline-style="none" officeooo:rsid="00165a77" officeooo:paragraph-rsid="00165a77" style:font-size-asian="14pt" style:font-size-complex="14pt"/>
    </style:style>
    <style:style style:name="P6" style:family="paragraph" style:parent-style-name="Standard">
      <style:paragraph-properties fo:text-align="center" style:justify-single-word="false"/>
      <style:text-properties fo:font-size="14pt" style:text-underline-style="none" officeooo:rsid="001688e4" officeooo:paragraph-rsid="001688e4" style:font-size-asian="14pt" style:font-size-complex="14pt"/>
    </style:style>
    <style:style style:name="P7" style:family="paragraph" style:parent-style-name="Standard">
      <style:paragraph-properties fo:text-align="start" style:justify-single-word="false"/>
      <style:text-properties fo:font-size="14pt" style:text-underline-style="none" officeooo:rsid="001688e4" officeooo:paragraph-rsid="001688e4" style:font-size-asian="14pt" style:font-size-complex="14pt"/>
    </style:style>
    <style:style style:name="P8" style:family="paragraph" style:parent-style-name="Standard">
      <style:paragraph-properties fo:text-align="start" style:justify-single-word="false" fo:break-before="page"/>
      <style:text-properties fo:font-size="14pt" style:text-underline-style="solid" style:text-underline-width="auto" style:text-underline-color="font-color" officeooo:rsid="001688e4" officeooo:paragraph-rsid="001688e4"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erstories</text:p>
      <text:p text:style-name="P1"/>
      <text:p text:style-name="P1">Story 1</text:p>
      <text:p text:style-name="P3">Als Schüler möchte ich das Dialogsystem dazu nutzen, für die Vokabelteste in der Schule zu üben. Dazu muss ich die Lektionen aus unserem Schulbuch in das Dialogsystem eingeben können.</text:p>
      <text:p text:style-name="P3"/>
      <text:p text:style-name="P4">S: Hallo, was kann ich für Dich tun?</text:p>
      <text:p text:style-name="P4">U: Ich möchte eine neue Lektion erstellen.</text:p>
      <text:p text:style-name="P4">S: Ich lege eine neue Lektion an. Bitte warten…</text:p>
      <text:p text:style-name="P4">S: *Öffnet Interface*</text:p>
      <text:p text:style-name="P4">S: Bitte gib deine Vokabeln ein.</text:p>
      <text:p text:style-name="P4">U: *Gibt Vokabeln ein*</text:p>
      <text:p text:style-name="P4"/>
      <text:p text:style-name="P4"/>
      <text:p text:style-name="P2">Story 2</text:p>
      <text:p text:style-name="P5">Wenn ich meine Lieblingsserie schaue höre ich manchmal englische Wörter, deren Bedeutung ich nicht kenne. Da ich diese Wörter nur höre, weiß ich dann nicht, wie sie geschrieben werden, weshalb ich sie nicht auf normalem Wege nachschlagen kann. Da wäre ein entsprechendes Dialogsystem sehr hilfreich, dem ich die Vokabeln dann einfach sagen kann.</text:p>
      <text:p text:style-name="P5"/>
      <text:p text:style-name="P4">S: Hallo, was kann ich für Dich tun?</text:p>
      <text:p text:style-name="P4">U: Ich brauche ein Wörterbuch!</text:p>
      <text:p text:style-name="P4">S: Brauchst du ein Deutsch-Englisch oder ein Englisch-Deutsch Wörterbuch?</text:p>
      <text:p text:style-name="P6">U: Englisch-Deutsch</text:p>
      <text:p text:style-name="P6">S: Nenne mir das Wort</text:p>
      <text:p text:style-name="P6">U: Unabashed</text:p>
      <text:p text:style-name="P6">S: Unerschrocken, ungeniert, unverfroren</text:p>
      <text:p text:style-name="P6">S: Willst du noch ein Wort wissen?</text:p>
      <text:p text:style-name="P6">U: Nonplussed</text:p>
      <text:p text:style-name="P6">S: Verblüfft, verlegen</text:p>
      <text:p text:style-name="P6">S: Willst du noch ein Wort wissen?</text:p>
      <text:p text:style-name="P6">U: Nein, danke</text:p>
      <text:p text:style-name="P6">S: Okay. Auf Wiedersehen</text:p>
      <text:p text:style-name="P6"/>
      <text:p text:style-name="P6"/>
      <text:p text:style-name="P6"/>
      <text:p text:style-name="P8">Story 3</text:p>
      <text:p text:style-name="P7">Mein Sohn hat in seinen Vokabeltests immer so schlechte Noten. Er lernt immer alleine in seinem Zimmer. Ich glaube er schummelt beim Lernen. Er weigert sich aber, sich von mir abfragen zu lassen. So ein System würde er allerdings sicher nutzen. Das müsste ihn aber effektiv vom Schummeln abhalten können.</text:p>
      <text:p text:style-name="P7"/>
      <text:p text:style-name="P6">S: Hallo, was kann ich für dich tun?<text:line-break/>U: Frag mich mal ab.</text:p>
      <text:p text:style-name="P6">S: Okay. Über welche deiner Lektionen soll ich dich abfragen?</text:p>
      <text:p text:style-name="P6">U: Hmm… Frag mich über Tiere ab.</text:p>
      <text:p text:style-name="P6">S: Alles klar. Ich öffne die Lektion „Tiere“.</text:p>
      <text:p text:style-name="P6">*System greift auf Lektion zurück*</text:p>
      <text:p text:style-name="P6">S: Willst du auf Deutsch oder auf Englisch abgefragt werden?</text:p>
      <text:p text:style-name="P6">U: Frag mich auf Deutsch ab.</text:p>
      <text:p text:style-name="P6">S: Fangen wir an.</text:p>
      <text:p text:style-name="P6">S: Hund.</text:p>
      <text:p text:style-name="P6">U: Dog</text:p>
      <text:p text:style-name="P6">S: Das ist richtig!</text:p>
      <text:p text:style-name="P6">S: Vogel</text:p>
      <text:p text:style-name="P6">U: …</text:p>
      <text:p text:style-name="P6">S: Du hast das Wort nicht rechtzeitig erkannt. Ich stufe es als „Falsch“ ein. Schad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6T20:50:26.504000000</meta:creation-date>
    <dc:date>2018-12-06T21:12:55.338000000</dc:date>
    <meta:editing-duration>PT11M46S</meta:editing-duration>
    <meta:editing-cycles>1</meta:editing-cycles>
    <meta:document-statistic meta:table-count="0" meta:image-count="0" meta:object-count="0" meta:page-count="2" meta:paragraph-count="40" meta:word-count="327" meta:character-count="1900" meta:non-whitespace-character-count="1613"/>
    <meta:generator>LibreOffice/5.2.6.2$Windows_x86 LibreOffice_project/a3100ed2409ebf1c212f5048fbe377c281438fdc</meta:generator>
  </office:meta>
</office:document-meta>
</file>